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C0000047CED82582483F2EA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7C0000047CED82582483F2EA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45:34.084000000</meta:creation-date>
    <dc:date>2022-09-07T21:46:51.871000000</dc:date>
    <meta:editing-duration>PT1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